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family="graphic" style:name="a20">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1">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2">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3">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4">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3">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5">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8">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9">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0">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7">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 text:c="55"/>COMP301 Project 3 Report</text:p>
      <text:p text:style-name="Standard"><text:tab/><text:tab/><text:tab/><text:tab/>Sezen Zeynep Sümer and Cem Kılınç</text:p>
      <text:p text:style-name="Standard"><text:tab/><text:tab/><text:tab/><text:tab/><text:tab/><text:tab/>Group 46</text:p>
      <text:p text:style-name="Standard"/>
      <text:p text:style-name="Standard"/>
      <text:p text:style-name="Standard">(1) Workload distribution of group members</text:p>
      <text:p text:style-name="Standard"/>
      <text:p text:style-name="Standard"><text:tab/>Cem implemented Part A (arrays) and Part C<text:s/>(queues) while Zeynep implemented Part B (stacks) and took on writing this report. We gave each other feedback and helped each other out during all parts of the<text:s/>project and<text:s/>worked together as a team to complete this assignment from beginning to end.</text:p>
      <text:p text:style-name="Standard"/>
      <text:p text:style-name="Standard">(2)<text:s/>Parts that work properly, and do not work properly</text:p>
      <text:p text:style-name="Standard"/>
      <text:p text:style-name="Standard"><text:tab/>Our code seems to pass all test given in tests.scm.</text:p>
      <text:p text:style-name="Standard"/>
      <text:p text:style-name="Standard">(3) Your approach to implementations, how does your stack/queue work?</text:p>
      <text:p text:style-name="Standard"/>
      <text:p text:style-name="Standard"><text:tab/>Part A : Arrays</text:p>
      <text:p text:style-name="Standard"/>
      <text:p text:style-name="Standard"><draw:connector draw:type="line" svg:x1="0.4717in" svg:y1="0.46327in" svg:x2="0.4717in" svg:y2="0.1091in" draw:z-index="251658240" draw:id="id0" draw:style-name="a0" draw:name="Shape2" text:anchor-type="paragraph"><svg:title/><svg:desc/></draw:connector><draw:connector draw:type="line" svg:x1="0.4717in" svg:y1="0.1091in" svg:x2="3.52309in" svg:y2="0.1091in" draw:z-index="251659264" draw:id="id1" draw:style-name="a1" draw:name="Shape4" text:anchor-type="paragraph"><svg:title/><svg:desc/></draw:connector><draw:connector draw:type="line" svg:x1="3.5236in" svg:y1="0.47299in" svg:x2="3.5236in" svg:y2="0.1091in" draw:z-index="2" draw:id="id2" draw:style-name="a2" draw:name="Shape3" text:anchor-type="paragraph"><svg:title/><svg:desc/></draw:connector><draw:connector draw:type="line" svg:x1="0.8465in" svg:y1="0.1091in" svg:x2="0.8465in" svg:y2="0.46327in" draw:z-index="3" draw:id="id3" draw:style-name="a3" draw:name="Shape5" text:anchor-type="paragraph"><svg:title/><svg:desc/></draw:connector><draw:connector draw:type="line" svg:x1="0.8465in" svg:y1="0.1091in" svg:x2="0.8465in" svg:y2="0.46327in" draw:z-index="4" draw:id="id4" draw:style-name="a4" draw:name="Shape5" text:anchor-type="paragraph"><svg:title/><svg:desc/></draw:connector><draw:connector draw:type="line" svg:x1="1.2217in" svg:y1="0.1091in" svg:x2="1.2217in" svg:y2="0.46327in" draw:z-index="5" draw:id="id5" draw:style-name="a5" draw:name="Shape6" text:anchor-type="paragraph"><svg:title/><svg:desc/></draw:connector><draw:connector draw:type="line" svg:x1="1.5862in" svg:y1="0.1091in" svg:x2="1.5862in" svg:y2="0.46327in" draw:z-index="6" draw:id="id6" draw:style-name="a6" draw:name="Shape7" text:anchor-type="paragraph"><svg:title/><svg:desc/></draw:connector><draw:connector draw:type="line" svg:x1="1.9508in" svg:y1="0.1091in" svg:x2="1.9508in" svg:y2="0.46327in" draw:z-index="7" draw:id="id7" draw:style-name="a7" draw:name="Shape8" text:anchor-type="paragraph"><svg:title/><svg:desc/></draw:connector><draw:custom-shape svg:x="2.1591in" svg:y="0.2756in" svg:width="0.0625in" svg:height="0.0625in" draw:z-index="8" draw:id="id8" draw:style-name="a8" draw:name="Shape9"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4299in" svg:y="0.2756in" svg:width="0.0625in" svg:height="0.0625in" draw:z-index="9" draw:id="id9" draw:style-name="a9" draw:name="Shape10"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7008in" svg:y="0.2756in" svg:width="0.05208in" svg:height="0.05208in" draw:z-index="10" draw:id="id10" draw:style-name="a10" draw:name="Shape11"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frame draw:z-index="11" draw:id="id11" draw:style-name="a11" draw:name="Shape1" text:anchor-type="paragraph" svg:x="-0.4035in" svg:y="0.9634in" svg:width="2.82292in" svg:height="0.95903in" style:rel-width="scale" style:rel-height="scale"><draw:text-box><text:p text:style-name="Normal">Val: <text:s text:c="7"/><text:s text:c="5"/>length <text:s/>starting <text:s/>val1 <text:s/>val2</text:p><text:p text:style-name="Normal"><text:s text:c="34"/>Ref</text:p><text:p text:style-name="Normal">Ref: <text:s text:c="14"/>0 <text:s text:c="10"/>1 <text:s text:c="10"/>2 <text:s text:c="7"/>3</text:p><text:p text:style-name="Normal"/><text:p text:style-name="Normal">Actual val: <text:s text:c="3"/>n <text:s text:c="10"/>2 <text:s text:c="10"/>val1 val2</text:p></draw:text-box><svg:title/><svg:desc/></draw:frame><draw:connector draw:type="line" svg:x1="0.4717in" svg:y1="0.4634in" svg:x2="3.52309in" svg:y2="0.47312in" draw:z-index="12" draw:id="id12" draw:style-name="a12" draw:name="Shape12" text:anchor-type="paragraph"><svg:title/><svg:desc/></draw:connector><draw:connector draw:type="line" svg:x1="0.5965in" svg:y1="0.3693in" svg:x2="0.5965in" svg:y2="0.87902in" draw:z-index="13" draw:id="id13" draw:style-name="a13" draw:name="Shape13" text:anchor-type="paragraph"><svg:title/><svg:desc/></draw:connector><draw:connector draw:type="line" svg:x1="1.0862in" svg:y1="0.3173in" svg:x2="1.0862in" svg:y2="0.78605in" draw:z-index="14" draw:id="id14" draw:style-name="a14" draw:name="Shape14" text:anchor-type="paragraph"><svg:title/><svg:desc/></draw:connector><draw:connector draw:type="line" svg:x1="1.5134in" svg:y1="0.3382in" svg:x2="1.5134in" svg:y2="0.78612in" draw:z-index="15" draw:id="id15" draw:style-name="a15" draw:name="Shape15" text:anchor-type="paragraph"><svg:title/><svg:desc/></draw:connector><draw:connector draw:type="line" svg:x1="1.8571in" svg:y1="0.3902in" svg:x2="1.8571in" svg:y2="0.81728in" draw:z-index="16" draw:id="id16" draw:style-name="a16" draw:name="Shape16" text:anchor-type="paragraph"><svg:title/><svg:desc/></draw:connector><draw:connector draw:type="line" svg:x1="0.59589in" svg:y1="0.87983in" svg:x2="0.5445in" svg:y2="0.7965in" draw:z-index="17" draw:id="id17" draw:style-name="a17" draw:name="Shape17" text:anchor-type="paragraph"><svg:title/><svg:desc/></draw:connector><draw:connector draw:type="line" svg:x1="0.67983in" svg:y1="0.8173in" svg:x2="0.5965in" svg:y2="0.8798in" draw:z-index="18" draw:id="id18" draw:style-name="a18" draw:name="Shape18" text:anchor-type="paragraph"><svg:title/><svg:desc/></draw:connector><draw:connector draw:type="line" svg:x1="1.0134in" svg:y1="0.7547in" svg:x2="1.08562in" svg:y2="0.78525in" draw:z-index="19" draw:id="id19" draw:style-name="a19" draw:name="Shape19" text:anchor-type="paragraph"><svg:title/><svg:desc/></draw:connector><draw:connector draw:type="line" svg:x1="1.16953in" svg:y1="0.7654in" svg:x2="1.0862in" svg:y2="0.78554in" draw:z-index="20" draw:id="id20" draw:style-name="a20" draw:name="Shape20" text:anchor-type="paragraph"><svg:title/><svg:desc/></draw:connector><draw:connector draw:type="line" svg:x1="1.59673in" svg:y1="0.7547in" svg:x2="1.5134in" svg:y2="0.78525in" draw:z-index="21" draw:id="id21" draw:style-name="a21" draw:name="Shape21" text:anchor-type="paragraph"><svg:title/><svg:desc/></draw:connector><draw:connector draw:type="line" svg:x1="1.5133in" svg:y1="0.78525in" svg:x2="1.4508in" svg:y2="0.7547in" draw:z-index="22" draw:id="id22" draw:style-name="a22" draw:name="Shape22" text:anchor-type="paragraph"><svg:title/><svg:desc/></draw:connector><draw:connector draw:type="line" svg:x1="1.8571in" svg:y1="0.81664in" svg:x2="1.9196in" svg:y2="0.7965in" draw:z-index="23" draw:id="id23" draw:style-name="a23" draw:name="Shape23" text:anchor-type="paragraph"><svg:title/><svg:desc/></draw:connector><draw:connector draw:type="line" svg:x1="1.85609in" svg:y1="0.81676in" svg:x2="1.8047in" svg:y2="0.7862in" draw:z-index="24" draw:id="id24" draw:style-name="a24" draw:name="Shape24" text:anchor-type="paragraph"><svg:title/><svg:desc/></draw:connector></text:p>
      <text:p text:style-name="Standard">sto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In our<text:s/>array implementation, as we receive length and value information to create a new array, we derive the value of the starting-ref, which tells us from which reference number our actual values that we intend to store start. For example if we have length 3 and<text:s/>value 23 to be repeated in the array, our first value to be stored is the length information, which is 3. Let’s suppose that we store this value in ref 20. Then we know that our starting ref is 22, in which the first value, 23, will be stored. In reference number 21, this information, 22 will be stored. We reference each array with ‘arr’, which denotes the reference number of our first cell (in which length information is stored). <text:s/>So when we call the procedure update-array, we use the variable arr to identify this reference number.</text:p>
      <text:p text:style-name="Standard"/>
      <text:p text:style-name="Standard"><text:tab/>Part B: Stacks</text:p>
      <text:p text:style-name="Standard"/>
      <text:p text:style-name="Standard"><text:tab/>Our stack implementation relies on our previous implementation of the arrays. To create a new stack, we create an array of length 0 with dummy value 23. In the push-exp, we increase the length of the array by<text:s/>setting ref arr to value (+ (deref arr) <text:s/>1) and create a newref for val. In the pop-exp, if the length is bigger than zero, we add the<text:s/>index<text:s/>of the last stored val (length – 1 + starting-ref) and set its value to -1 to denote a deleted value.<text:s/>We also implemented an optimization feature to remove all the -1 resulting from the deleted elements.</text:p>
      <text:p text:style-name="Standard"/>
      <text:p text:style-name="Standard"/>
      <text:p text:style-name="Standard"/>
      <text:p text:style-name="Standard"><text:tab/>Part C: Queues</text:p>
      <text:p text:style-name="Standard"/>
      <text:p text:style-name="Standard"><text:tab/></text:p>
      <text:p text:style-name="Standard"><text:tab/>Our queue implementation relies on our array implementation as well and resembles our stack implementation for the most part. In the pop-exp, we ‘delete’ the first element of our array by incrementing our starting ref by 1, so the array<text:s/>skips our deleted value completely. The length is also decreased by 1.</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EM KILINC</dc:creator>
    <meta:creation-date>2020-12-25T10:13:00Z</meta:creation-date>
    <dc:date>2020-12-25T10:13:00Z</dc:date>
    <meta:template xlink:href="Normal.dotm" xlink:type="simple"/>
    <meta:editing-cycles>2</meta:editing-cycles>
    <meta:editing-duration>PT60S</meta:editing-duration>
    <meta:document-statistic meta:page-count="2" meta:paragraph-count="4" meta:word-count="361" meta:character-count="2421" meta:row-count="17" meta:non-whitespace-character-count="2064"/>
  </office:meta>
</office:document-meta>
</file>